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Tabela1" style:family="table">
      <style:table-properties style:width="8.897cm" table:align="center" style:writing-mode="lr-tb"/>
    </style:style>
    <style:style style:name="Tabela1.A" style:family="table-column">
      <style:table-column-properties style:column-width="2.584cm"/>
    </style:style>
    <style:style style:name="Tabela1.B" style:family="table-column">
      <style:table-column-properties style:column-width="2.558cm"/>
    </style:style>
    <style:style style:name="Tabela1.C" style:family="table-column">
      <style:table-column-properties style:column-width="3.755cm"/>
    </style:style>
    <style:style style:name="Tabela1.A1" style:family="table-cell">
      <style:table-cell-properties style:vertical-align="middle" fo:padding="0.049cm" fo:border="none"/>
    </style:style>
    <style:style style:name="P1" style:family="paragraph">
      <style:paragraph-properties fo:break-before="page"/>
      <style:text-properties fo:font-weight="bold" style:font-weight-asian="bold" style:font-weight-complex="bold"/>
    </style:style>
    <style:style style:name="P2" style:family="paragraph" style:master-page-name="Standard">
      <style:paragraph-properties style:page-number="auto"/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style:text-underline-style="solid" style:text-underline-width="auto" style:text-underline-color="font-color" fo:font-weight="bold"/>
    </style:style>
    <style:style style:name="T4" style:family="text">
      <style:text-properties fo:font-weight="normal" officeooo:rsid="000cfe38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Raemur</text:p>
      <text:p text:style-name="Standard"><text:tab/>A escala Réaumur (símbolo: °Ré, °Re, °R) é uma escala de temperatura proposta em 1730 pelo físico e inventor francês René Antoine Ferchault de Réaumur (1683-1757) cujos pontos fixos são o ponto de congelamento da água (0°Ré) e seu ponto de ebulição (80°Ré).<text:bookmark text:name="cite_ref-Times07_2-0"/>[2]<text:bookmark text:name="cite_ref-Temperature_scales_3-0"/>[3] Assim, a unidade desta escala, o grau Réaumur, vale 5/4 de 1 grau Celsius e tem o mesmo zero que o grau Celsius. </text:p>
      <text:p text:style-name="Text_20_body">O termômetro contem álcool diluído e foi construído sob o princípio de tomar o ponto de congelamento da água como zero. A graduação do tubo foi feita em graus nos quais cada um deles era um milésimo do volume contido no bulbo. Réaumur escolheu o álcool em vez do mercúrio, alegando que esse se expandiu de forma mais visível, mas essa escolha provocou problemas, pois seus termômetros originais eram muito volumosos, e o baixo ponto de ebulição do álcool os fez impróprios para muitas aplicações</text:p>
      <text:h text:style-name="Heading_20_2" text:outline-level="2"><text:bookmark text:name="Conversão_de_unidades_de_temperatura"/>Conversão de unidades de temperatura</text:h>
      <text:p text:style-name="Text_20_body">Fórmulas de conversão de temperaturas em kelvin 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Table_20_Heading">Conversão de </text:p>
          </table:table-cell>
          <table:table-cell table:style-name="Tabela1.A1" office:value-type="string">
            <text:p text:style-name="Table_20_Heading">para </text:p>
          </table:table-cell>
          <table:table-cell table:style-name="Tabela1.A1" office:value-type="string">
            <text:p text:style-name="Table_20_Heading">Fórmula </text:p>
          </table:table-cell>
        </table:table-row>
        <table:table-row>
          <table:table-cell table:style-name="Tabela1.A1" office:value-type="string">
            <text:p text:style-name="Table_20_Contents">kelvin</text:p>
          </table:table-cell>
          <table:table-cell table:style-name="Tabela1.A1" office:value-type="string">
            <text:p text:style-name="Table_20_Contents">grau Fahrenheit</text:p>
          </table:table-cell>
          <table:table-cell table:style-name="Tabela1.A1" office:value-type="string">
            <text:p text:style-name="Table_20_Contents">°F = K × 1,8 - 459,889 </text:p>
          </table:table-cell>
        </table:table-row>
        <table:table-row>
          <table:table-cell table:style-name="Tabela1.A1" office:value-type="string">
            <text:p text:style-name="Table_20_Contents">grau Fahrenheit</text:p>
          </table:table-cell>
          <table:table-cell table:style-name="Tabela1.A1" office:value-type="string">
            <text:p text:style-name="Table_20_Contents">kelvin</text:p>
          </table:table-cell>
          <table:table-cell table:style-name="Tabela1.A1" office:value-type="string">
            <text:p text:style-name="Table_20_Contents">K = (°F + 459,67) / 1,8 </text:p>
          </table:table-cell>
        </table:table-row>
        <table:table-row>
          <table:table-cell table:style-name="Tabela1.A1" office:value-type="string">
            <text:p text:style-name="Table_20_Contents">kelvin</text:p>
          </table:table-cell>
          <table:table-cell table:style-name="Tabela1.A1" office:value-type="string">
            <text:p text:style-name="Table_20_Contents">grau Celsius</text:p>
          </table:table-cell>
          <table:table-cell table:style-name="Tabela1.A1" office:value-type="string">
            <text:p text:style-name="Table_20_Contents">°C = K - 273,15 </text:p>
          </table:table-cell>
        </table:table-row>
        <table:table-row>
          <table:table-cell table:style-name="Tabela1.A1" office:value-type="string">
            <text:p text:style-name="Table_20_Contents">grau Celsius</text:p>
          </table:table-cell>
          <table:table-cell table:style-name="Tabela1.A1" office:value-type="string">
            <text:p text:style-name="Table_20_Contents">kelvin</text:p>
          </table:table-cell>
          <table:table-cell table:style-name="Tabela1.A1" office:value-type="string">
            <text:p text:style-name="Table_20_Contents">K = °C + 273,15 </text:p>
          </table:table-cell>
        </table:table-row>
        <table:table-row>
          <table:table-cell table:style-name="Tabela1.A1" office:value-type="string">
            <text:p text:style-name="Table_20_Contents">kelvin</text:p>
          </table:table-cell>
          <table:table-cell table:style-name="Tabela1.A1" office:value-type="string">
            <text:p text:style-name="Table_20_Contents">rankine</text:p>
          </table:table-cell>
          <table:table-cell table:style-name="Tabela1.A1" office:value-type="string">
            <text:p text:style-name="Table_20_Contents">°Ra = K × 1,8 </text:p>
          </table:table-cell>
        </table:table-row>
        <table:table-row>
          <table:table-cell table:style-name="Tabela1.A1" office:value-type="string">
            <text:p text:style-name="Table_20_Contents">rankine</text:p>
          </table:table-cell>
          <table:table-cell table:style-name="Tabela1.A1" office:value-type="string">
            <text:p text:style-name="Table_20_Contents">kelvin</text:p>
          </table:table-cell>
          <table:table-cell table:style-name="Tabela1.A1" office:value-type="string">
            <text:p text:style-name="Table_20_Contents">K = °Ra / 1,8 </text:p>
          </table:table-cell>
        </table:table-row>
        <table:table-row>
          <table:table-cell table:style-name="Tabela1.A1" office:value-type="string">
            <text:p text:style-name="Table_20_Contents">kelvin</text:p>
          </table:table-cell>
          <table:table-cell table:style-name="Tabela1.A1" office:value-type="string">
            <text:p text:style-name="Table_20_Contents">réaumur</text:p>
          </table:table-cell>
          <table:table-cell table:style-name="Tabela1.A1" office:value-type="string">
            <text:p text:style-name="Table_20_Contents">°Ré = (K - 273,15) × 0,8 </text:p>
          </table:table-cell>
        </table:table-row>
        <table:table-row>
          <table:table-cell table:style-name="Tabela1.A1" office:value-type="string">
            <text:p text:style-name="Table_20_Contents">réaumur</text:p>
          </table:table-cell>
          <table:table-cell table:style-name="Tabela1.A1" office:value-type="string">
            <text:p text:style-name="Table_20_Contents">kelvin</text:p>
          </table:table-cell>
          <table:table-cell table:style-name="Tabela1.A1" office:value-type="string">
            <text:p text:style-name="Table_20_Contents">K = °Ré × 1,25 + 273,15 </text:p>
          </table:table-cell>
        </table:table-row>
      </table:table>
      <text:p text:style-name="Standard"/>
      <text:p>Radiação</text:p>
      <text:p text:style-name="Text_20_body">O calor é energia em trânsito. Essa energia é transportada por meio de ondas eletromagnéticas na frequência do infravermelho. Na transmissão de calor por <text:span text:style-name="Strong_20_Emphasis">radiação</text:span>, esse fato é mais evidente.</text:p>
      <text:p text:style-name="Text_20_body">Todos os corpos emitem radiação, basta terem uma temperatura. A única diferença entre luz e calor é a freqüência da radiação. As radiações de calor (infravermelhas) estão entre as freqüências de 1011Hz a 4.1014Hz, as radiações luminosas estão no curto intervalo de 4.1014Hz a 8.1014Hz.</text:p>
      <text:p text:style-name="Text_20_body">A radiação térmica é gerada pelo movimento de partículas carregadas na matéria. Toda substância com temperatura maior do que 0 K (zero Kelvin; Zero absoluto) emite radiação térmica.<text:bookmark text:name="cite_ref-blundell_1-0"/>[1] Átomos e moléculas que compõem a matéria possuem energia cinética que varia, e essas mudanças de energia acabam resultando em aceleração das partículas e oscilações das cargas que compõem os átomos. Essa movimentação das cargas na matéria gera a radiação eletromagnética, ou seja, a energia cinética de átomos e moléculas converte-se em energia térmica e resulta na radiação eletromagnética térmica. </text:p>
      <text:p text:style-name="Text_20_body">As características da radiação térmica dependem de várias propriedades da superfície irradiante, incluindo temperatura, capacidade de absorção espectral e poder de emissividade espectral, como concluiu Kirchhoff em seus estudos.<text:bookmark text:name="cite_ref-blundell_1-1"/>[1] A radiação não é monocromática, ou seja, não consiste em uma única frequência de comprimento de onda, mas sim na dispersão contínua de energia das partículas. Absorção, refletividade e emissividade dependem do comprimento de onda da radiação, e a temperatura determina a distribuição dos comprimentos de onda emitidos. </text:p>
      <text:p text:style-name="Standard"/>
      <text:p>Calor</text:p>
      <text:p text:style-name="Standard">Calor é o termo associado à transferência de energia térmica de um sistema a outro - ou entre partes de um mesmo sistema - exclusivamente em virtude da diferença de temperaturas entre eles. Designa também a quantidade de energia térmica transferida em tal processo. Calor não é uma propriedade dos sistemas termodinâmicos, e por tal não é correto afirmar que um corpo possui mais calor que outro, e tampouco é correto afirmar que um corpo "possui" calor. Os corpos (ou sistemas) possuem energia interna, essa composta por duas parcelas, a energia térmica e a energia potencial (energia química). Os conceitos de energia interna ou mesmo de energia térmica não devem jamais ser confundidos com o conceito de calor; que implica sempre energia térmica em trânsito ou transferida devido a uma diferença de temperaturas.</text:p>
      <text:p text:style-name="Standard">Há em essência três formas de calor: calor por radiação, calor por convecção e calor por condução. Das três, a única que dá-se em ausência de meio material é a primeira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" svg:font-family="'Noto Sans CJK SC Regular'" style:font-pitch="variable"/>
    <style:font-face style:name="宋体" svg:font-family="宋体, 永中宋体" style:font-pitch="variable"/>
    <style:font-face style:name="永中宋体" svg:font-family="永中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, 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fo:color="#000000" style:font-name="Calibri" fo:font-family="Calibri, Arial" style:font-family-generic="swiss" style:font-pitch="variable" fo:font-size="10.5pt" fo:language="en" fo:country="US" style:letter-kerning="true" style:font-name-asian="宋体" style:font-family-asian="宋体, 永中宋体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orphans="0" fo:widows="0" fo:hyphenation-ladder-count="no-limit" fo:keep-with-next="always"/>
      <style:text-properties style:font-name="Liberation Sans1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Noto Sans CJK SC Regular" style:font-family-complex="'Noto Sans CJK SC Regular'" style:font-pitch-complex="variable" style:font-size-complex="14pt" style:language-complex="ar" style:country-complex="SA" fo:hyphenate="false" fo:hyphenation-remain-char-count="2" fo:hyphenation-push-char-count="2"/>
    </style:style>
    <style:style style:name="题注" style:family="paragraph" style:parent-style-name="Standard">
      <style:paragraph-properties fo:margin-top="0.212cm" fo:margin-bottom="0.212cm" loext:contextual-spacing="false" fo:orphans="0" fo:widows="0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/>
    </style:style>
    <style:style style:name="Index_20__28_user_29_" style:display-name="Index (user)" style:family="paragraph" style:parent-style-name="Standard">
      <style:paragraph-properties fo:orphans="0" fo:widows="0" fo:hyphenation-ladder-count="no-limit" text:number-lines="false" text:line-number="0"/>
      <style:text-properties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Noto Sans" style:font-family-complex="'Noto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6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7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8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WW8Num9z0" style:family="text"/>
    <style:style style:name="WW8Num10z0" style:family="text">
      <style:text-properties style:font-name="永中宋体" fo:font-family="永中宋体" style:font-pitch="variable" style:font-name-complex="永中宋体" style:font-family-complex="永中宋体" style:font-pitch-complex="variable"/>
    </style:style>
    <style:style style:name="默认段落字体" style:family="text"/>
    <style:style style:name="WW-默认段落字体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●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●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●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●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4:47:00</meta:creation-date>
    <dc:date>2019-03-16T20:16:42.216377173</dc:date>
    <meta:editing-cycles>4</meta:editing-cycles>
    <meta:editing-duration>P1DT8H6M40S</meta:editing-duration>
    <meta:generator>LibreOffice/6.0.4.2$Linux_X86_64 LibreOffice_project/00m0$Build-2</meta:generator>
    <meta:document-statistic meta:table-count="1" meta:image-count="0" meta:object-count="0" meta:page-count="3" meta:paragraph-count="40" meta:word-count="642" meta:character-count="3884" meta:non-whitespace-character-count="3265"/>
  </office:meta>
</office:document-meta>
</file>